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style:paragraph-properties fo:margin-left="2.011cm" fo:margin-right="0cm" fo:text-align="center" fo:text-indent="-1.693cm"/>
      <style:text-properties fo:font-size="26pt"/>
    </style:style>
    <style:style style:name="P3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none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6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2.062cm" fo:margin-right="0cm" fo:text-align="center" fo:text-indent="-2.062cm"/>
      <style:text-properties fo:font-size="36pt"/>
    </style:style>
    <style:style style:name="P8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text-align="center" fo:text-indent="0cm"/>
      <style:text-properties fo:font-size="36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text-align="center" fo:text-indent="0cm"/>
      <style:text-properties fo:font-size="32pt"/>
    </style:style>
    <style:style style:name="P12" style:family="paragraph">
      <style:text-properties fo:font-size="32pt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5.4cm" svg:height="3.204cm" svg:x="1.27cm" svg:y="0.606cm">
          <draw:text-box>
            <text:p text:style-name="P1"><text:span text:style-name="T1">HYMN #580</text:span></text:p>
            <text:p text:style-name="P2"><text:span text:style-name="T2">“</text:span><text:span text:style-name="T2">The Gospel Shows the Father's Gra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draw:frame draw:style-name="gr3" draw:text-style-name="P6" draw:layer="layout" svg:width="25.4cm" svg:height="7.011cm" svg:x="1.27cm" svg:y="0.762cm">
          <draw:text-box>
            <text:p text:style-name="P5"><text:span text:style-name="T3">1. </text:span><text:span text:style-name="T3"><text:tab/></text:span><text:span text:style-name="T4">The Gospel shows the Father’s grace,</text:span><text:span text:style-name="T4"><text:line-break/></text:span><text:span text:style-name="T4">Who sent His Son to save our race,</text:span><text:span text:style-name="T4"><text:line-break/></text:span><text:span text:style-name="T4">Proclaims how Jesus lived and died</text:span><text:span text:style-name="T4"><text:line-break/></text:span><text:span text:style-name="T4">That we might thus be justi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>
        <draw:frame draw:style-name="gr3" draw:text-style-name="P8" draw:layer="layout" svg:width="25.4cm" svg:height="7.011cm" svg:x="1.27cm" svg:y="0.762cm">
          <draw:text-box>
            <text:p text:style-name="P7"><text:span text:style-name="T5">2. </text:span><text:span text:style-name="T6">It sets the Lamb before our eyes,</text:span></text:p>
            <text:p text:style-name="P7"><text:span text:style-name="T6">Who made the_atoning sacrifice,</text:span></text:p>
            <text:p text:style-name="P7"><text:span text:style-name="T6">And calls the souls with guilt oppressed</text:span></text:p>
            <text:p text:style-name="P7"><text:span text:style-name="T6">To come and find eternal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">
        <draw:frame draw:style-name="gr3" draw:text-style-name="P8" draw:layer="layout" svg:width="25.4cm" svg:height="7.011cm" svg:x="1.27cm" svg:y="0.762cm">
          <draw:text-box>
            <text:p text:style-name="P7"><text:span text:style-name="T5">3. </text:span><text:span text:style-name="T6">It brings the Savior’s righteousness</text:span></text:p>
            <text:p text:style-name="P7"><text:span text:style-name="T6">To robe our souls in royal dress;</text:span></text:p>
            <text:p text:style-name="P7"><text:span text:style-name="T6">From all our guilt it brings release</text:span></text:p>
            <text:p text:style-name="P7"><text:span text:style-name="T6">And gives the troubled conscience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1">
        <draw:frame draw:style-name="gr3" draw:text-style-name="P8" draw:layer="layout" svg:width="25.4cm" svg:height="7.011cm" svg:x="1.27cm" svg:y="0.609cm">
          <draw:text-box>
            <text:p text:style-name="P7"><text:span text:style-name="T5">4. </text:span><text:span text:style-name="T6">It is the pow’r of God to save</text:span></text:p>
            <text:p text:style-name="P7"><text:span text:style-name="T6">From sin and Satan and the grave;</text:span></text:p>
            <text:p text:style-name="P7"><text:span text:style-name="T6">It works the faith which firmly clings</text:span></text:p>
            <text:p text:style-name="P7"><text:span text:style-name="T6">To all the treasures which it br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1">
        <draw:frame draw:style-name="gr3" draw:text-style-name="P10" draw:layer="layout" svg:width="25.4cm" svg:height="7.011cm" svg:x="1.226cm" svg:y="0.774cm">
          <draw:text-box>
            <text:p text:style-name="P9"><text:span text:style-name="T5">5. </text:span><text:span text:style-name="T6">It bears to all the tidings glad</text:span></text:p>
            <text:p text:style-name="P9"><text:span text:style-name="T6">And bids their hearts no more be sad;</text:span></text:p>
            <text:p text:style-name="P9"><text:span text:style-name="T6">The weary, burdened souls it cheers</text:span></text:p>
            <text:p text:style-name="P9"><text:span text:style-name="T6">And banishes their guilty fea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1">
        <draw:frame draw:style-name="gr4" draw:text-style-name="P13" draw:layer="layout" svg:width="24.703cm" svg:height="11.938cm" svg:x="1.524cm" svg:y="0.762cm">
          <draw:text-box>
            <text:p text:style-name="P11"><text:span text:style-name="T5">6. </text:span><text:span text:style-name="T6">May we in faith its message learn</text:span></text:p>
            <text:p text:style-name="P11"><text:span text:style-name="T6">Nor thanklessly its blessings spurn;</text:span></text:p>
            <text:p text:style-name="P11"><text:span text:style-name="T6">May we in faith its truth confess</text:span></text:p>
            <text:p text:style-name="P11"><text:span text:style-name="T6">And praise the Lord, our righteousness.</text:span></text:p>
            <text:p text:style-name="P12"><text:span text:style-name="T7"><text:line-break/></text:span><text:span text:style-name="T7"/></text:p>
            <text:p text:style-name="P12"><text:span text:style-name="T8"/></text:p>
            <text:p text:style-name="P12"><text:span text:style-name="T9"><text:tab/></text:span><text:span text:style-name="T9"><text:tab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3:47:24.130000000</meta:creation-date>
    <dc:date>2019-04-24T15:05:17.346000000</dc:date>
    <meta:editing-duration>PT17M32S</meta:editing-duration>
    <meta:editing-cycles>10</meta:editing-cycles>
    <meta:generator>LibreOffice/6.1.5.2$Windows_X86_64 LibreOffice_project/90f8dcf33c87b3705e78202e3df5142b201bd805</meta:generator>
    <meta:document-statistic meta:object-count="53"/>
  </office:meta>
</office:document-meta>
</file>